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79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16380" table:default-cell-style-name="ce1"/>
        <table:table-row table:style-name="ro1">
          <table:table-cell/>
          <table:table-cell office:value-type="string" table:style-name="ce2">
            <text:p>Tijd:</text:p>
          </table:table-cell>
          <table:table-cell office:value-type="string" table:style-name="ce2">
            <text:p>Wat te doen? (Dag 1)</text:p>
          </table:table-cell>
          <table:table-cell office:value-type="string" table:style-name="ce2">
            <text:p>Wat te doen? (Dag 2)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8H45M0S" table:style-name="ce3">
            <text:p>08:45</text:p>
          </table:table-cell>
          <table:table-cell office:value-type="string" table:style-name="ce2">
            <text:p>Lezen Opdrachtomschrijving</text:p>
          </table:table-cell>
          <table:table-cell office:value-type="string" table:style-name="ce2">
            <text:p>Database implementeren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9H0M0S" table:style-name="ce3">
            <text:p>09:00</text:p>
          </table:table-cell>
          <table:table-cell office:value-type="string" table:style-name="ce2">
            <text:p>Requirements opstellen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9H15M0S" table:style-name="ce3">
            <text:p>09:15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9H30M0S" table:style-name="ce3">
            <text:p>09:30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Programmeren C# Applicati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9H45M0S" table:style-name="ce3">
            <text:p>09:45</text:p>
          </table:table-cell>
          <table:table-cell office:value-type="string" table:style-name="ce2">
            <text:p>Use Cases + Diagram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0H0M0S" table:style-name="ce3">
            <text:p>10:00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0H15M0S" table:style-name="ce3">
            <text:p>10:15</text:p>
          </table:table-cell>
          <table:table-cell office:value-type="string" table:style-name="ce2">
            <text:p>Pauze</text:p>
          </table:table-cell>
          <table:table-cell office:value-type="string" table:style-name="ce2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0H30M0S" table:style-name="ce3">
            <text:p>10:30</text:p>
          </table:table-cell>
          <table:table-cell office:value-type="string" table:style-name="ce2">
            <text:p>Pauze</text:p>
          </table:table-cell>
          <table:table-cell office:value-type="string" table:style-name="ce2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0H45M0S" table:style-name="ce3">
            <text:p>10:45</text:p>
          </table:table-cell>
          <table:table-cell office:value-type="string" table:style-name="ce2">
            <text:p>---</text:p>
          </table:table-cell>
          <table:table-cell office:value-type="string" table:style-name="ce5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1H0M0S" table:style-name="ce3">
            <text:p>11:00</text:p>
          </table:table-cell>
          <table:table-cell office:value-type="string" table:style-name="ce2">
            <text:p>EER-Model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1H15M0S" table:style-name="ce3">
            <text:p>11:15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1H30M0S" table:style-name="ce3">
            <text:p>11:30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1H45M0S" table:style-name="ce3">
            <text:p>11:45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2H0M0S" table:style-name="ce3">
            <text:p>12:00</text:p>
          </table:table-cell>
          <table:table-cell office:value-type="string" table:style-name="ce2">
            <text:p>Pauze</text:p>
          </table:table-cell>
          <table:table-cell office:value-type="string" table:style-name="ce2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2H15M0S" table:style-name="ce3">
            <text:p>12:15</text:p>
          </table:table-cell>
          <table:table-cell office:value-type="string" table:style-name="ce2">
            <text:p>Pauze</text:p>
          </table:table-cell>
          <table:table-cell office:value-type="string" table:style-name="ce2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2H30M0S" table:style-name="ce3">
            <text:p>12:30</text:p>
          </table:table-cell>
          <table:table-cell office:value-type="string" table:style-name="ce2">
            <text:p>Pauze</text:p>
          </table:table-cell>
          <table:table-cell office:value-type="string" table:style-name="ce2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2H45M0S" table:style-name="ce3">
            <text:p>12:45</text:p>
          </table:table-cell>
          <table:table-cell office:value-type="string" table:style-name="ce2">
            <text:p>Pauze</text:p>
          </table:table-cell>
          <table:table-cell office:value-type="string" table:style-name="ce2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0M0S" table:style-name="ce3">
            <text:p>13:00</text:p>
          </table:table-cell>
          <table:table-cell office:value-type="string" table:style-name="ce2">
            <text:p>DBO maken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15M0S" table:style-name="ce3">
            <text:p>13:15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30M0S" table:style-name="ce3">
            <text:p>13:30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45M0S" table:style-name="ce3">
            <text:p>13:45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4H0M0S" table:style-name="ce3">
            <text:p>14:00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4H15M0S" table:style-name="ce3">
            <text:p>14:15</text:p>
          </table:table-cell>
          <table:table-cell office:value-type="string" table:style-name="ce2">
            <text:p>Pauze</text:p>
          </table:table-cell>
          <table:table-cell office:value-type="string" table:style-name="ce2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4H30M0S" table:style-name="ce3">
            <text:p>14:30</text:p>
          </table:table-cell>
          <table:table-cell office:value-type="string" table:style-name="ce2">
            <text:p>Pauze</text:p>
          </table:table-cell>
          <table:table-cell office:value-type="string" table:style-name="ce2">
            <text:p>Pauz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4H45M0S" table:style-name="ce3">
            <text:p>14:45</text:p>
          </table:table-cell>
          <table:table-cell office:value-type="string" table:style-name="ce2">
            <text:p>Klassendiagram + implementeren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5H0M0S" table:style-name="ce3">
            <text:p>15:00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5H15M0S" table:style-name="ce3">
            <text:p>15:15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5H30M0S" table:style-name="ce3">
            <text:p>15:30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5H45M0S" table:style-name="ce3">
            <text:p>15:45</text:p>
          </table:table-cell>
          <table:table-cell office:value-type="string" table:style-name="ce2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6H0M0S" table:style-name="ce3">
            <text:p>16:00</text:p>
          </table:table-cell>
          <table:table-cell office:value-type="float" office:value="0" table:formula="of:=---[.D10]" table:style-name="ce4">
            <text:p>#WAARDE!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6H15M0S" table:style-name="ce3">
            <text:p>16:15</text:p>
          </table:table-cell>
          <table:table-cell office:value-type="string" table:style-name="ce4">
            <text:p>---</text:p>
          </table:table-cell>
          <table:table-cell office:value-type="string" table:style-name="ce2">
            <text:p>Bijwerken documentatie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6H30M0S" table:style-name="ce3">
            <text:p>16:30</text:p>
          </table:table-cell>
          <table:table-cell office:value-type="string" table:style-name="ce4">
            <text:p>Testplan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6H45M0S" table:style-name="ce3">
            <text:p>16:45</text:p>
          </table:table-cell>
          <table:table-cell office:value-type="string" table:style-name="ce4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7H0M0S" table:style-name="ce3">
            <text:p>17:00</text:p>
          </table:table-cell>
          <table:table-cell office:value-type="string" table:style-name="ce4">
            <text:p>---</text:p>
          </table:table-cell>
          <table:table-cell office:value-type="string" table:style-name="ce2">
            <text:p>---</text:p>
          </table:table-cell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  <table:database-ranges>
        <table:database-range table:target-range-address="Blad1.B1:Blad1.D35" table:name="Tabel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Daan</meta:initial-creator>
    <dc:creator>Daan</dc:creator>
    <meta:creation-date>2017-06-13T07:43:12Z</meta:creation-date>
    <dc:date>2017-06-21T14:26:24Z</dc:date>
  </office:meta>
</office:document-meta>
</file>